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1.004cm" style:rel-column-width="4110*"/>
    </style:style>
    <style:style style:name="Table1.B" style:family="table-column">
      <style:table-column-properties style:column-width="7.805cm" style:rel-column-width="31965*"/>
    </style:style>
    <style:style style:name="Table1.C" style:family="table-column">
      <style:table-column-properties style:column-width="1.588cm" style:rel-column-width="6501*"/>
    </style:style>
    <style:style style:name="Table1.D" style:family="table-column">
      <style:table-column-properties style:column-width="5.606cm" style:rel-column-width="229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804cm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9.252cm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2" style:family="paragraph" style:parent-style-name="Standard_20__28_user_29_">
      <style:paragraph-properties fo:text-align="justify" style:justify-single-word="false">
        <style:tab-stops>
          <style:tab-stop style:position="9.252cm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3" style:family="paragraph" style:parent-style-name="Standard_20__28_user_29_">
      <style:paragraph-properties fo:text-align="justify" style:justify-single-word="false">
        <style:tab-stops>
          <style:tab-stop style:position="1.244cm"/>
          <style:tab-stop style:position="21.11cm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4" style:family="paragraph" style:parent-style-name="Standard_20__28_user_29_">
      <style:paragraph-properties fo:text-align="justify" style:justify-single-word="false">
        <style:tab-stops>
          <style:tab-stop style:position="1.244cm"/>
          <style:tab-stop style:position="21.11cm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5" style:family="paragraph" style:parent-style-name="Standard_20__28_user_29_">
      <style:paragraph-properties fo:text-align="start" style:justify-single-word="false">
        <style:tab-stops>
          <style:tab-stop style:position="9.252cm"/>
        </style:tab-stops>
      </style:paragraph-properties>
    </style:style>
    <style:style style:name="P6" style:family="paragraph" style:parent-style-name="Standard_20__28_user_29_">
      <style:paragraph-properties fo:text-align="start" style:justify-single-word="false">
        <style:tab-stops>
          <style:tab-stop style:position="9.252cm"/>
        </style:tab-stops>
      </style:paragraph-properties>
      <style:text-properties officeooo:paragraph-rsid="0025210d"/>
    </style:style>
    <style:style style:name="P7" style:family="paragraph" style:parent-style-name="Standard_20__28_user_29_">
      <style:paragraph-properties fo:text-align="start" style:justify-single-word="false">
        <style:tab-stops>
          <style:tab-stop style:position="0.482cm"/>
          <style:tab-stop style:position="9.252cm"/>
          <style:tab-stop style:position="20.348cm"/>
        </style:tab-stops>
      </style:paragraph-properties>
    </style:style>
    <style:style style:name="P8" style:family="paragraph" style:parent-style-name="Standard_20__28_user_29_">
      <style:paragraph-properties fo:text-align="start" style:justify-single-word="false">
        <style:tab-stops>
          <style:tab-stop style:position="0.482cm"/>
          <style:tab-stop style:position="9.252cm"/>
          <style:tab-stop style:position="20.348cm"/>
        </style:tab-stops>
      </style:paragraph-properties>
      <style:text-properties officeooo:paragraph-rsid="0025210d"/>
    </style:style>
    <style:style style:name="P9" style:family="paragraph" style:parent-style-name="Standard_20__28_user_29_">
      <style:paragraph-properties fo:text-align="start" style:justify-single-word="false">
        <style:tab-stops>
          <style:tab-stop style:position="9.252cm"/>
        </style:tab-stops>
      </style:paragraph-properties>
      <style:text-properties fo:language="ru" fo:country="RU" officeooo:paragraph-rsid="000f6e2c"/>
    </style:style>
    <style:style style:name="P10" style:family="paragraph" style:parent-style-name="Standard_20__28_user_29_">
      <style:paragraph-properties fo:text-align="start" style:justify-single-word="false">
        <style:tab-stops>
          <style:tab-stop style:position="9.252cm"/>
        </style:tab-stops>
      </style:paragraph-properties>
      <style:text-properties fo:language="ru" fo:country="RU" officeooo:paragraph-rsid="0025210d"/>
    </style:style>
    <style:style style:name="P11" style:family="paragraph" style:parent-style-name="Standard_20__28_user_29_">
      <style:paragraph-properties fo:margin-left="9.252cm" fo:margin-right="0cm" fo:text-align="justify" style:justify-single-word="false" fo:text-indent="0cm" style:auto-text-indent="false">
        <style:tab-stops>
          <style:tab-stop style:position="9.252cm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12" style:family="paragraph" style:parent-style-name="Standard_20__28_user_29_">
      <style:paragraph-properties fo:margin-left="9.252cm" fo:margin-right="0cm" fo:text-align="justify" style:justify-single-word="false" fo:text-indent="0cm" style:auto-text-indent="false">
        <style:tab-stops>
          <style:tab-stop style:position="9.252cm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13" style:family="paragraph" style:parent-style-name="Standard_20__28_user_29_">
      <style:paragraph-properties fo:margin-left="9.252cm" fo:margin-right="0cm" fo:text-align="justify" style:justify-single-word="false" fo:text-indent="0cm" style:auto-text-indent="false">
        <style:tab-stops>
          <style:tab-stop style:position="1.244cm"/>
          <style:tab-stop style:position="9.252cm"/>
          <style:tab-stop style:position="21.11cm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14" style:family="paragraph" style:parent-style-name="Standard_20__28_user_29_">
      <style:paragraph-properties fo:margin-left="9.252cm" fo:margin-right="0cm" fo:text-align="justify" style:justify-single-word="false" fo:text-indent="0cm" style:auto-text-indent="false">
        <style:tab-stops>
          <style:tab-stop style:position="1.244cm"/>
          <style:tab-stop style:position="9.252cm"/>
          <style:tab-stop style:position="21.11cm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15" style:family="paragraph" style:parent-style-name="Table_20_Contents">
      <style:text-properties fo:language="ru" fo:country="RU" officeooo:rsid="0010fe18" officeooo:paragraph-rsid="0010fe18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10fe18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1d52d5" officeooo:paragraph-rsid="001d52d5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1e0437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2197bb"/>
    </style:style>
    <style:style style:name="P20" style:family="paragraph" style:parent-style-name="Table_20_Contents">
      <style:text-properties fo:language="ru" fo:country="RU" officeooo:rsid="001fb270" officeooo:paragraph-rsid="001fb270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1fb270" officeooo:paragraph-rsid="001fb270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_20__28_user_29_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style:font-name="Nimbus Roman No9 L" fo:font-size="14pt" fo:language="ru" fo:country="RU" officeooo:rsid="000edda7" officeooo:paragraph-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4" style:family="paragraph" style:parent-style-name="Standard_20__28_user_29_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style:font-name="Nimbus Roman No9 L" fo:font-size="14pt" fo:language="ru" fo:country="RU" officeooo:rsid="000edda7" officeooo:paragraph-rsid="0025210d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5" style:family="paragraph" style:parent-style-name="Standard">
      <style:text-properties officeooo:paragraph-rsid="0027dbf6"/>
    </style:style>
    <style:style style:name="P26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9.252cm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27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9.252cm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28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4.852cm"/>
          <style:tab-stop style:position="15.014cm"/>
        </style:tab-stops>
      </style:paragraph-properties>
    </style:style>
    <style:style style:name="P29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4.852cm"/>
          <style:tab-stop style:position="15.014cm"/>
        </style:tab-stops>
      </style:paragraph-properties>
      <style:text-properties officeooo:paragraph-rsid="0025210d"/>
    </style:style>
    <style:style style:name="P30" style:family="paragraph" style:parent-style-name="Standard_20__28_user_29_" style:list-style-name="WWNum2">
      <style:paragraph-properties fo:text-align="justify" style:justify-single-word="false"/>
    </style:style>
    <style:style style:name="P31" style:family="paragraph" style:parent-style-name="Standard_20__28_user_29_" style:list-style-name="WWNum2">
      <style:paragraph-properties fo:text-align="justify" style:justify-single-word="false"/>
      <style:text-properties officeooo:paragraph-rsid="0025210d"/>
    </style:style>
    <style:style style:name="P32" style:family="paragraph" style:parent-style-name="Standard_20__28_user_29_" style:list-style-name="WWNum2">
      <style:paragraph-properties>
        <style:tab-stops>
          <style:tab-stop style:position="3.561cm"/>
          <style:tab-stop style:position="4.946cm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33" style:family="paragraph" style:parent-style-name="Standard_20__28_user_29_" style:list-style-name="WWNum2">
      <style:paragraph-properties>
        <style:tab-stops>
          <style:tab-stop style:position="3.561cm"/>
          <style:tab-stop style:position="4.946cm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34" style:family="paragraph" style:parent-style-name="Standard_20__28_user_29_" style:list-style-name="WWNum2">
      <style:paragraph-properties>
        <style:tab-stops>
          <style:tab-stop style:position="3.561cm"/>
          <style:tab-stop style:position="4.946cm"/>
        </style:tab-stops>
      </style:paragraph-properties>
      <style:text-properties officeooo:paragraph-rsid="0025210d"/>
    </style:style>
    <style:style style:name="P35" style:family="paragraph" style:parent-style-name="Standard_20__28_user_29_" style:list-style-name="WWNum2">
      <style:paragraph-properties>
        <style:tab-stops>
          <style:tab-stop style:position="3.561cm"/>
          <style:tab-stop style:position="4.946cm"/>
        </style:tab-stops>
      </style:paragraph-properties>
      <style:text-properties officeooo:paragraph-rsid="002b8694"/>
    </style:style>
    <style:style style:name="P36" style:family="paragraph" style:parent-style-name="Standard_20__28_user_29_" style:list-style-name="WWNum2">
      <style:paragraph-properties fo:margin-left="0cm" fo:margin-right="0cm" fo:text-align="justify" style:justify-single-word="false" fo:orphans="2" fo:widows="2" fo:text-indent="0.199cm" style:auto-text-indent="false">
        <style:tab-stops>
          <style:tab-stop style:position="0cm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37" style:family="paragraph" style:parent-style-name="Standard_20__28_user_29_" style:list-style-name="WWNum2">
      <style:paragraph-properties fo:margin-left="0cm" fo:margin-right="0cm" fo:text-align="justify" style:justify-single-word="false" fo:orphans="2" fo:widows="2" fo:text-indent="0.199cm" style:auto-text-indent="false">
        <style:tab-stops>
          <style:tab-stop style:position="0cm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38" style:family="paragraph" style:parent-style-name="Standard_20__28_user_29_" style:list-style-name="WWNum2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officeooo:rsid="0025210d" officeooo:paragraph-rsid="0025210d"/>
    </style:style>
    <style:style style:name="P39" style:family="paragraph" style:parent-style-name="Standard_20__28_user_29_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40" style:family="paragraph" style:parent-style-name="Standard_20__28_user_29_" style:list-style-name="WW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9pt" style:font-size-asian="9pt" style:language-asian="ru" style:country-asian="RU" style:font-name-complex="Liberation Serif1" style:font-size-complex="9pt"/>
    </style:style>
    <style:style style:name="P41" style:family="paragraph" style:parent-style-name="Standard_20__28_user_29_" style:list-style-name="WW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9pt" officeooo:paragraph-rsid="0025210d" style:font-size-asian="9pt" style:language-asian="ru" style:country-asian="RU" style:font-name-complex="Liberation Serif1" style:font-size-complex="9pt"/>
    </style:style>
    <style:style style:name="P42" style:family="paragraph" style:parent-style-name="Standard_20__28_user_29_" style:list-style-name="WW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9pt" officeooo:paragraph-rsid="002df052" style:font-size-asian="9pt" style:language-asian="ru" style:country-asian="RU" style:font-name-complex="Liberation Serif1" style:font-size-complex="9pt"/>
    </style:style>
    <style:style style:name="P43" style:family="paragraph" style:parent-style-name="Standard_20__28_user_29_" style:list-style-name="WWNum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>
        <style:tab-stops>
          <style:tab-stop style:position="0cm"/>
        </style:tab-stops>
      </style:paragraph-properties>
      <style:text-properties officeooo:paragraph-rsid="000edda7" fo:hyphenate="false" fo:hyphenation-remain-char-count="2" fo:hyphenation-push-char-count="2"/>
    </style:style>
    <style:style style:name="P44" style:family="paragraph" style:parent-style-name="Standard">
      <style:text-properties fo:language="ru" fo:country="RU" officeooo:rsid="0010fe18" officeooo:paragraph-rsid="0027dbf6"/>
    </style:style>
    <style:style style:name="P45" style:family="paragraph" style:parent-style-name="Standard" style:list-style-name="WWNum2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style:font-name="Nimbus Roman No9 L" fo:font-size="14pt" officeooo:paragraph-rsid="0027dbf6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T1" style:family="text"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T2" style:family="text">
      <style:text-properties style:font-name="Nimbus Roman No9 L" fo:font-size="14pt" officeooo:rsid="000f6e2c" style:font-name-asian="Liberation Serif1" style:font-size-asian="14pt" style:font-name-complex="Nimbus Roman No9 L1" style:font-size-complex="14pt"/>
    </style:style>
    <style:style style:name="T3" style:family="text">
      <style:text-properties style:font-name="Nimbus Roman No9 L" fo:font-size="14pt" style:font-name-asian="Nimbus Roman No9 L1" style:font-size-asian="14pt" style:font-name-complex="Nimbus Roman No9 L1" style:font-size-complex="14pt"/>
    </style:style>
    <style:style style:name="T4" style:family="text">
      <style:text-properties style:font-name="Nimbus Roman No9 L" fo:font-size="14pt" fo:language="en" fo:country="US" officeooo:rsid="00186f16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5" style:family="text">
      <style:text-properties style:font-name="Nimbus Roman No9 L" fo:font-size="14pt" fo:language="ru" fo:country="RU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6" style:family="text"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7" style:family="text">
      <style:text-properties style:font-name="Nimbus Roman No9 L" fo:font-size="14pt" fo:language="ru" fo:country="RU" officeooo:rsid="0026e05b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8" style:family="text">
      <style:text-properties style:font-name="Nimbus Roman No9 L" fo:font-size="14pt" fo:language="ru" fo:country="RU" style:font-name-asian="Liberation Serif1" style:font-size-asian="14pt" style:font-name-complex="Nimbus Roman No9 L1" style:font-size-complex="14pt"/>
    </style:style>
    <style:style style:name="T9" style:family="text">
      <style:text-properties style:font-name="Nimbus Roman No9 L" fo:font-size="14pt" fo:language="ru" fo:country="RU" officeooo:rsid="000edda7" style:font-name-asian="Liberation Serif1" style:font-size-asian="14pt" style:font-name-complex="Nimbus Roman No9 L1" style:font-size-complex="14pt"/>
    </style:style>
    <style:style style:name="T10" style:family="text">
      <style:text-properties style:font-name="Nimbus Roman No9 L" fo:font-size="14pt" fo:language="ru" fo:country="RU" officeooo:rsid="000f6e2c" style:font-name-asian="Liberation Serif1" style:font-size-asian="14pt" style:font-name-complex="Nimbus Roman No9 L1" style:font-size-complex="14pt"/>
    </style:style>
    <style:style style:name="T11" style:family="text">
      <style:text-properties style:font-name="Nimbus Roman No9 L" fo:font-size="14pt" fo:language="ru" fo:country="RU" officeooo:rsid="002283dd" style:font-name-asian="Liberation Serif1" style:font-size-asian="14pt" style:font-name-complex="Nimbus Roman No9 L1" style:font-size-complex="14pt"/>
    </style:style>
    <style:style style:name="T12" style:family="text">
      <style:text-properties style:font-name="Nimbus Roman No9 L" fo:font-size="14pt" fo:language="ru" fo:country="RU" officeooo:rsid="00132860" style:font-name-asian="Liberation Serif1" style:font-size-asian="14pt" style:font-name-complex="Nimbus Roman No9 L" style:font-size-complex="14pt"/>
    </style:style>
    <style:style style:name="T13" style:family="text">
      <style:text-properties style:font-name="Nimbus Roman No9 L" fo:font-size="14pt" fo:language="ru" fo:country="RU" officeooo:rsid="002b8694" style:font-name-asian="Liberation Serif1" style:font-size-asian="14pt" style:font-name-complex="Nimbus Roman No9 L1" style:font-size-complex="14pt"/>
    </style:style>
    <style:style style:name="T14" style:family="text">
      <style:text-properties fo:language="ru" fo:country="RU" officeooo:rsid="001fb270"/>
    </style:style>
    <style:style style:name="T15" style:family="text">
      <style:text-properties fo:language="ru" fo:country="RU" officeooo:rsid="000bb1f2" style:font-name-complex="Nimbus Roman No9 L1"/>
    </style:style>
    <style:style style:name="T16" style:family="text">
      <style:text-properties fo:language="ru" fo:country="RU" officeooo:rsid="000edda7" style:font-name-complex="Nimbus Roman No9 L1"/>
    </style:style>
    <style:style style:name="T17" style:family="text">
      <style:text-properties fo:language="ru" fo:country="RU" officeooo:rsid="001a2a9b" style:font-name-complex="Nimbus Roman No9 L1"/>
    </style:style>
    <style:style style:name="T18" style:family="text">
      <style:text-properties officeooo:rsid="001e04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<text:s text:c="68"/></text:span><text:span text:style-name="T2">Заместителю генерального </text:span><text:span text:style-name="T1"><text:s text:c="5"/></text:span></text:p>
      <text:p text:style-name="P5"><text:span text:style-name="T1"><text:s text:c="68"/>директора — </text:span><text:span text:style-name="T10">директор</text:span><text:span text:style-name="T11">у</text:span><text:span text:style-name="T10"> ПУ</text:span></text:p>
      <text:p text:style-name="P5"><text:span text:style-name="T1"><text:s text:c="68"/>«</text:span><text:span text:style-name="T10">АйТиГаз</text:span><text:span text:style-name="T1">»</text:span></text:p>
      <text:p text:style-name="P7"><text:span text:style-name="T8"><text:s text:c="68"/></text:span><text:span text:style-name="T10">Васильеву</text:span><text:span text:style-name="T8"> </text:span><text:span text:style-name="T10">В</text:span><text:span text:style-name="T1">.</text:span><text:span text:style-name="T10">Ю</text:span><text:span text:style-name="T1">.</text:span></text:p>
      <text:p text:style-name="P13"/>
      <text:p text:style-name="P3"/>
      <text:list xml:id="list4057765806" text:style-name="WWNum2">
        <text:list-item>
          <text:p text:style-name="P28"><text:span text:style-name="T3"><text:s text:c="34"/></text:span><text:span text:style-name="T1">Уважаемый</text:span><text:span text:style-name="T8"> </text:span><text:span text:style-name="T10">Владислав Юрьевич</text:span><text:span text:style-name="T1">!</text:span><text:bookmark text:name="_GoBack"/></text:p>
          <text:list>
            <text:list-item>
              <text:p text:style-name="P36"/>
            </text:list-item>
            <text:list-item>
              <text:p text:style-name="P45"><text:span text:style-name="T6">Для выполнения работ по обслуживанию </text:span><text:span text:style-name="T15">и ремонту </text:span><text:span text:style-name="T6">телеметрии </text:span><text:span text:style-name="T16"><text:s/></text:span><text:span text:style-name="T6"><text:s/>ПУ «Браславгаз», ПУ «Глубокоегаз» (с учетом районов газоснабжения) просит закупить следующее оборудование </text:span><text:span text:style-name="T17">и материалы</text:span><text:span text:style-name="T16">.</text:span></text:p>
            </text:list-item>
          </text:list>
        </text:list-item>
      </text:list>
      <text:p text:style-name="P39"/>
      <text:list xml:id="list102927067908599" text:continue-numbering="true" text:style-name="WWNum2">
        <text:list-item>
          <text:list>
            <text:list-item>
              <text:p text:style-name="P43"><text:span text:style-name="T6">приложение: перечень оборудования и материалов на </text:span><text:span text:style-name="T4">2</text:span><text:span text:style-name="T6">л. в 1экз.</text:span></text:p>
            </text:list-item>
          </text:list>
        </text:list-item>
      </text:list>
      <text:p text:style-name="P23"/>
      <text:p text:style-name="P23"/>
      <text:list xml:id="list102925804661146" text:continue-numbering="true" text:style-name="WWNum2">
        <text:list-item>
          <text:p text:style-name="P32">С уважением,</text:p>
        </text:list-item>
        <text:list-item>
          <text:p text:style-name="P35"><text:span text:style-name="T12">директор</text:span><text:span text:style-name="T1"> <text:s text:c="91"/></text:span><text:span text:style-name="T9">В.</text:span><text:span text:style-name="T13">Р</text:span><text:span text:style-name="T9">. </text:span><text:span text:style-name="T13">Шукель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/>
                          <text:list>
                            <text:list-item>
                              <text:p text:style-name="P30"/>
                              <text:list>
                                <text:list-item>
                                  <text:p text:style-name="P30"/>
                                </text:list-item>
                                <text:list-item>
                                  <text:p text:style-name="P30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0292677515823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0"/>
                                </text:list-item>
                                <text:list-item>
                                  <text:p text:style-name="P42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oft-page-break/><text:s text:c="124"/></text:p>
      <text:p text:style-name="P44">Приложени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№</text:p>
            <text:p text:style-name="P15">п/п</text:p>
          </table:table-cell>
          <table:table-cell table:style-name="Table1.A1" office:value-type="string">
            <text:p text:style-name="P16">Наименование оборудования,инструмента.</text:p>
          </table:table-cell>
          <table:table-cell table:style-name="Table1.A1" office:value-type="string">
            <text:p text:style-name="P15">Кол-во/ед.изм.</text:p>
          </table:table-cell>
          <table:table-cell table:style-name="Table1.D1" office:value-type="string">
            <text:p text:style-name="P16">Обоснование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Table_20_Contents">Клеевой пистолет Bosch GKP 200 CE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<text:s/>для склейки пластика 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Table_20_Contents">BOSCH Набор 5 инструментов в L-Boxx 238 (3*2.0Ah)(0615990K11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Table_20_Contents">Дрель-шуруповерт BOSCH GSR 12V-15 в чемодане + ящик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Table_20_Contents">Bosch GBH 2-26 DRE Professio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Table_20_Contents">Аккумуляторная ударная дрель-шуруповёрт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Table_20_Contents">Пояс для инструмента TDM Алмаз 7 карманов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при работы на высоте по установке оборудования телеметрии ШРП 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Table_20_Contents">Набор пинцетов 4пр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Table_20_Contents">Клещи для резки, зачистки и обжима проводов 205мм Yato YT-231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абот по монтажу кабелей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Table_20_Contents">Ящик для инструмента пластмассовый ГЕФЕСТ М294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ереноса инструмента 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Table_20_Contents">Нож монтерский складной КВТ НМ-0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зачистки кабелей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Table_20_Contents">Шлифмашина угловая аккумуляторная BOSCH GWS 18-125 V-Li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езки металических профилей </text:p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Table_20_Contents">Штроборез MAKITA SG 1251 J (SG1251J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кладки кабеля </text:p>
          </table:table-cell>
        </table:table-row>
        <table:table-row>
          <table:table-cell table:style-name="Table1.A2" office:value-type="string">
            <text:p text:style-name="P17">1<text:span text:style-name="T18">4</text:span></text:p>
          </table:table-cell>
          <table:table-cell table:style-name="Table1.A2" office:value-type="string">
            <text:p text:style-name="Table_20_Contents">Пинцет прямой антистатик 140мм HRC40 Yato YT-691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1<text:span text:style-name="T18">5</text:span></text:p>
          </table:table-cell>
          <table:table-cell table:style-name="Table1.A2" office:value-type="string">
            <text:p text:style-name="Table_20_Contents">Уровень лазерный BOSCH PLL 360 Se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построения ровной горизонтальной и/или вертикальной плоскости</text:p>
          </table:table-cell>
        </table:table-row>
        <table:table-row>
          <table:table-cell table:style-name="Table1.A2" office:value-type="string">
            <text:p text:style-name="P17">1<text:span text:style-name="T18">6</text:span></text:p>
          </table:table-cell>
          <table:table-cell table:style-name="Table1.A2" office:value-type="string">
            <text:p text:style-name="Table_20_Contents">Штангенциркуль ИТО-ТУЛАМАШ ШЦЦ-I 125 мм 0,01 мм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высокоточных измерений наружных и внутренних <text:soft-page-break/>линейных размеров</text:p>
          </table:table-cell>
        </table:table-row>
        <table:table-row>
          <table:table-cell table:style-name="Table1.A2" office:value-type="string">
            <text:p text:style-name="P17">1<text:span text:style-name="T18">7</text:span></text:p>
          </table:table-cell>
          <table:table-cell table:style-name="Table1.A2" office:value-type="string">
            <text:p text:style-name="Table_20_Contents">Уровень 1500 мм STARTUL Master ST3580-15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измерений</text:p>
          </table:table-cell>
        </table:table-row>
        <table:table-row>
          <table:table-cell table:style-name="Table1.A2" office:value-type="string">
            <text:p text:style-name="P17">1<text:span text:style-name="T18">8</text:span></text:p>
          </table:table-cell>
          <table:table-cell table:style-name="Table1.A2" office:value-type="string">
            <text:p text:style-name="Table_20_Contents">Рулетка 5 м MILWAUKEE Magnetic Premiu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0"><text:s text:c="13"/>для измерений </text:p>
          </table:table-cell>
        </table:table-row>
        <table:table-row>
          <table:table-cell table:style-name="Table1.A2" office:value-type="string">
            <text:p text:style-name="P18">19</text:p>
          </table:table-cell>
          <table:table-cell table:style-name="Table1.A2" office:value-type="string">
            <text:p text:style-name="Table_20_Contents">Эндоскоп строительный BOSCH UniversalInspect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2">предназначен для инспектирования труднодоступных и слабоосвещенных мест </text:p>
          </table:table-cell>
        </table:table-row>
        <table:table-row>
          <table:table-cell table:style-name="Table1.A2" office:value-type="string">
            <text:p text:style-name="P17">2<text:span text:style-name="T18">0</text:span></text:p>
          </table:table-cell>
          <table:table-cell table:style-name="Table1.A2" office:value-type="string">
            <text:p text:style-name="Table_20_Contents">набор <text:span text:style-name="T14">гаечных ключей </text:span>инструмента Force 494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установки гаечных крепежей <text:s/></text:p>
          </table:table-cell>
        </table:table-row>
        <table:table-row>
          <table:table-cell table:style-name="Table1.A2" office:value-type="string">
            <text:p text:style-name="P17">2<text:span text:style-name="T18">2</text:span></text:p>
          </table:table-cell>
          <table:table-cell table:style-name="Table1.A2" office:value-type="string">
            <text:p text:style-name="Table_20_Contents">Набор инструментов 7 предметов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2<text:span text:style-name="T18">3</text:span></text:p>
          </table:table-cell>
          <table:table-cell table:style-name="Table1.A2" office:value-type="string">
            <text:p text:style-name="Table_20_Contents">Заклепочник 2,4-4,8мм L230мм Vorel 7003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8">4</text:span></text:p>
          </table:table-cell>
          <table:table-cell table:style-name="Table1.A2" office:value-type="string">
            <text:p text:style-name="Table_20_Contents">Лестница алюм. многофункц. 4х5 ступ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8">5</text:span></text:p>
          </table:table-cell>
          <table:table-cell table:style-name="Table1.A2" office:value-type="string">
            <text:p text:style-name="Table_20_Contents">Цифровой осциллограф UTB-TREND 722-050-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2">для исследования амплитудных и временны́х параметров электрического сигнала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8">6</text:span></text:p>
          </table:table-cell>
          <table:table-cell table:style-name="Table1.A2" office:value-type="string">
            <text:p text:style-name="Table_20_Contents">Угловая шлифмашина Bosch GWS 850 CE (0601378793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8">7</text:span></text:p>
          </table:table-cell>
          <table:table-cell table:style-name="Table1.A2" office:value-type="string">
            <text:p text:style-name="Table_20_Contents">Гравер аккумуляторный DREMEL 8220 5/6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8">8</text:span></text:p>
          </table:table-cell>
          <table:table-cell table:style-name="Table1.A2" office:value-type="string">
            <text:p text:style-name="Table_20_Contents">Перфоратор аккумуляторный BOSCH GBH 18 V-EC Professional (061190400B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7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"><text:s text:c="68"/></text:span><text:span text:style-name="T2">Заместителю генерального </text:span><text:span text:style-name="T1"><text:s text:c="5"/></text:span></text:p>
      <text:p text:style-name="P6"><text:span text:style-name="T1"><text:s text:c="68"/>директора — </text:span><text:span text:style-name="T10">директор</text:span><text:span text:style-name="T11">у</text:span><text:span text:style-name="T10"> ПУ</text:span></text:p>
      <text:p text:style-name="P6"><text:span text:style-name="T1"><text:s text:c="68"/>«</text:span><text:span text:style-name="T10">АйТиГаз</text:span><text:span text:style-name="T1">»</text:span></text:p>
      <text:p text:style-name="P8"><text:span text:style-name="T8"><text:s text:c="68"/></text:span><text:span text:style-name="T10">Васильеву</text:span><text:span text:style-name="T8"> </text:span><text:span text:style-name="T10">В</text:span><text:span text:style-name="T1">.</text:span><text:span text:style-name="T10">Ю</text:span><text:span text:style-name="T1">.</text:span></text:p>
      <text:p text:style-name="P14"/>
      <text:p text:style-name="P4"/>
      <text:list xml:id="list102926354415068" text:continue-numbering="true" text:style-name="WWNum2">
        <text:list-item>
          <text:p text:style-name="P29"><text:span text:style-name="T3"><text:s text:c="34"/></text:span><text:span text:style-name="T1">Уважаемый</text:span><text:span text:style-name="T8"> </text:span><text:span text:style-name="T10">Владислав Юрьевич</text:span><text:span text:style-name="T1">!</text:span><text:bookmark text:name="_GoBack1"/></text:p>
          <text:list>
            <text:list-item>
              <text:p text:style-name="P37"/>
            </text:list-item>
            <text:list-item>
              <text:p text:style-name="P38"><text:span text:style-name="T6">Н</text:span><text:span text:style-name="T5">а </text:span><text:span text:style-name="T7">основании</text:span><text:span text:style-name="T5"> статьи белорусского телеграфного агентства «Белта» о хищении денежных средств со счетов белорусских предприятий <text:s/></text:span><text:span text:style-name="T7">были ознакомлены сотрудники структурного подразделения с данной статьей, а также проведена проверка персональных электронно-вычислительных машин, на которых установлено программное обеспечение «Клиент-банк», <text:s/>на наличие вирусных программ. <text:s/></text:span></text:p>
            </text:list-item>
          </text:list>
        </text:list-item>
      </text:list>
      <text:p text:style-name="P24"/>
      <text:p text:style-name="P24"/>
      <text:list xml:id="list102925917349678" text:continue-numbering="true" text:style-name="WWNum2">
        <text:list-item>
          <text:p text:style-name="P33">С уважением,</text:p>
        </text:list-item>
        <text:list-item>
          <text:p text:style-name="P34"><text:span text:style-name="T1">главный инженер <text:s text:c="72"/></text:span><text:span text:style-name="T9">В.И. Дащёнок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/>
                          <text:list>
                            <text:list-item>
                              <text:p text:style-name="P31"/>
                              <text:list>
                                <text:list-item>
                                  <text:p text:style-name="P31"/>
                                </text:list-item>
                                <text:list-item>
                                  <text:p text:style-name="P31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0292543660111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1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text-align="center" style:justify-single-word="false" fo:text-indent="-1.016cm" style:auto-text-indent="false" fo:keep-with-next="always">
        <style:tab-stops>
          <style:tab-stop style:position="0cm"/>
        </style:tab-stops>
      </style:paragraph-properties>
      <style:text-properties fo:font-style="italic" style:font-style-asian="italic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2pt" fo:language="ru" fo:country="RU" fo:font-weight="bold" style:font-size-asian="12pt" style:language-asian="zh" style:country-asian="CN" style:font-weight-asian="bold" style:font-size-complex="12pt" style:font-weight-complex="bold"/>
    </style:style>
    <style:style style:name="ListLabel_20_1" style:display-name="ListLabel 1" style:family="text">
      <style:text-properties fo:color="#000000" style:font-name="Nimbus Roman No9 L" fo:font-family="'Nimbus Roman No9 L'" style:font-family-generic="roman" style:font-pitch="variable" fo:font-size="14pt" fo:language="en" fo:country="US" fo:font-style="normal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Liberation Serif1" style:font-family-complex="'Liberation Serif'" style:font-family-generic-complex="system" style:font-pitch-complex="variable" style:font-size-complex="14pt" style:font-style-complex="normal" style:font-weight-complex="normal"/>
    </style:style>
    <style:style style:name="ListLabel_20_2" style:display-name="ListLabel 2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4" style:display-name="ListLabel 4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5" style:display-name="ListLabel 5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6" style:display-name="ListLabel 6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7" style:display-name="ListLabel 7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8" style:display-name="ListLabel 8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9" style:display-name="ListLabel 9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матова</meta:initial-creator>
    <meta:editing-cycles>10</meta:editing-cycles>
    <meta:creation-date>2019-04-16T09:48:00</meta:creation-date>
    <dc:date>2020-01-27T10:05:32.953000000</dc:date>
    <meta:editing-duration>PT51M39S</meta:editing-duration>
    <meta:generator>LibreOffice/6.2.3.2$Windows_X86_64 LibreOffice_project/aecc05fe267cc68dde00352a451aa867b3b546ac</meta:generator>
    <meta:print-date>2019-10-28T15:10:50.280000000</meta:print-date>
    <meta:document-statistic meta:table-count="1" meta:image-count="0" meta:object-count="0" meta:page-count="5" meta:paragraph-count="104" meta:word-count="475" meta:character-count="4477" meta:non-whitespace-character-count="3155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